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loext:graphic-properties draw:fill-hatch-name="hatch"/>
      <style:paragraph-properties fo:margin-top="0cm" fo:margin-bottom="0cm" style:contextual-spacing="false" fo:line-height="150%"/>
      <style:text-properties style:font-name="Arial" fo:font-size="10pt" officeooo:paragraph-rsid="00086843" style:font-size-asian="10pt" style:font-size-complex="10pt"/>
    </style:style>
    <style:style style:name="P2" style:family="paragraph" style:parent-style-name="Heading_20_3">
      <loext:graphic-properties draw:fill-hatch-name="hatch"/>
      <style:paragraph-properties fo:margin-top="0cm" fo:margin-bottom="0cm" style:contextual-spacing="false" fo:line-height="150%"/>
    </style:style>
    <style:style style:name="P3" style:family="paragraph" style:parent-style-name="Heading_20_4">
      <loext:graphic-properties draw:fill-hatch-name="hatch"/>
      <style:paragraph-properties fo:margin-top="0cm" fo:margin-bottom="0cm" style:contextual-spacing="false" fo:line-height="150%"/>
    </style:style>
    <style:style style:name="P4" style:family="paragraph" style:parent-style-name="Text_20_body" style:list-style-name="L1">
      <loext:graphic-properties draw:fill-hatch-name="hatch"/>
      <style:paragraph-properties fo:margin-top="0cm" fo:margin-bottom="0cm" style:contextual-spacing="false" fo:line-height="150%"/>
    </style:style>
    <style:style style:name="P5" style:family="paragraph" style:parent-style-name="Text_20_body" style:list-style-name="L1">
      <loext:graphic-properties draw:fill-hatch-name="hatch"/>
      <style:paragraph-properties fo:margin-top="0cm" fo:margin-bottom="0cm" style:contextual-spacing="false" fo:line-height="150%"/>
      <style:text-properties style:font-name="Arial" fo:font-size="10pt" officeooo:rsid="000ce2a7" officeooo:paragraph-rsid="000ce2a7" style:font-size-asian="10pt" style:font-size-complex="10pt"/>
    </style:style>
    <style:style style:name="P6" style:family="paragraph" style:parent-style-name="Text_20_body" style:list-style-name="L1">
      <loext:graphic-properties draw:fill-hatch-name="hatch"/>
      <style:paragraph-properties fo:margin-top="0cm" fo:margin-bottom="0cm" style:contextual-spacing="false" fo:line-height="150%"/>
      <style:text-properties style:font-name="Arial" fo:font-size="10pt" officeooo:paragraph-rsid="000ff1b4" style:font-size-asian="10pt" style:font-size-complex="10pt"/>
    </style:style>
    <style:style style:name="P7" style:family="paragraph" style:parent-style-name="Text_20_body" style:list-style-name="L2">
      <loext:graphic-properties draw:fill-hatch-name="hatch"/>
      <style:paragraph-properties fo:margin-top="0cm" fo:margin-bottom="0cm" style:contextual-spacing="false" fo:line-height="150%"/>
    </style:style>
    <style:style style:name="P8" style:family="paragraph" style:parent-style-name="Text_20_body" style:list-style-name="L3">
      <loext:graphic-properties draw:fill-hatch-name="hatch"/>
      <style:paragraph-properties fo:margin-top="0cm" fo:margin-bottom="0cm" style:contextual-spacing="false" fo:line-height="150%"/>
    </style:style>
    <style:style style:name="P9" style:family="paragraph" style:parent-style-name="Text_20_body" style:list-style-name="L4">
      <loext:graphic-properties draw:fill-hatch-name="hatch"/>
      <style:paragraph-properties fo:margin-top="0cm" fo:margin-bottom="0cm" style:contextual-spacing="false" fo:line-height="150%"/>
    </style:style>
    <style:style style:name="P10" style:family="paragraph" style:parent-style-name="Text_20_body" style:list-style-name="L5">
      <loext:graphic-properties draw:fill-hatch-name="hatch"/>
      <style:paragraph-properties fo:margin-top="0cm" fo:margin-bottom="0cm" style:contextual-spacing="false" fo:line-height="150%"/>
    </style:style>
    <style:style style:name="P11" style:family="paragraph" style:parent-style-name="Text_20_body" style:list-style-name="L6">
      <loext:graphic-properties draw:fill-hatch-name="hatch"/>
      <style:paragraph-properties fo:margin-top="0cm" fo:margin-bottom="0cm" style:contextual-spacing="false" fo:line-height="150%"/>
    </style:style>
    <style:style style:name="T1" style:family="text">
      <style:text-properties officeooo:rsid="000c1b12"/>
    </style:style>
    <style:style style:name="T2" style:family="text">
      <style:text-properties style:font-name="Arial" fo:font-size="10pt" style:font-size-asian="10pt" style:font-size-complex="10pt"/>
    </style:style>
    <style:style style:name="T3" style:family="text">
      <style:text-properties fo:font-weight="bold" officeooo:rsid="000ff1b4" style:font-weight-asian="bold" style:font-weight-complex="bold"/>
    </style:style>
    <style:style style:name="T4" style:family="text">
      <style:text-properties officeooo:rsid="000ff1b4"/>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rstellung eines</text:span> Digital Health Twin, DHT, <text:span text:style-name="T1">der</text:span> sich basierend auf den eingegebenen Gesundheitsdaten eines Nutzers dynamisch anpasst und diese Anpassungen sowohl in physiologischen,<text:span text:style-name="T1"> biochemischen und psychologischen </text:span>Simulationen als auch visuell darstellt. </text:p>
      <text:p text:style-name="P1"/>
      <text:p text:style-name="P1"/>
      <text:h text:style-name="P2" text:outline-level="3"><text:span text:style-name="Strong_20_Emphasis"><text:span text:style-name="T2">Roadmap zur Erstellung des Digital Health Twins (DHT)</text:span></text:span></text:h>
      <text:h text:style-name="P3" text:outline-level="4"><text:span text:style-name="Strong_20_Emphasis"><text:span text:style-name="T2">1. Projektplanung und Zielsetzung </text:span></text:span></text:h>
      <text:list text:style-name="L1">
        <text:list-item>
          <text:p text:style-name="P4"><text:span text:style-name="Strong_20_Emphasis"><text:span text:style-name="T2">Ziele</text:span></text:span><text:span text:style-name="T2">: </text:span></text:p>
          <text:list>
            <text:list-item>
              <text:p text:style-name="P5"><text:span text:style-name="T3">Gesundheitsavatar: </text:span>Der DHT dient als digitales Gesundheitsmodell des Nutzers. Ziel ist es, dass dieses Modell in seiner finalen Entwicklungsstufe auf eingegebene Daten so reagiert, wie es der Nutzer in der realen Welt tun würde – etwa auf die Verabreichung von Medikamenten. In diesem Szenario könnte der DHT mehrere Instanzen von sich selbst erzeugen, um unterschiedliche Szenarien zu simulieren und potenzielle Nebenwirkungen auf die Medikamenteneinnahme zu analysieren.</text:p>
            </text:list-item>
            <text:list-item>
              <text:p text:style-name="P6"><text:span text:style-name="T3">Gesundheitsguide: </text:span><text:span text:style-name="T4">Der Digital Health Twin (DHT) soll eine datenbankgestützte Vorhersagemodellierung ermöglichen, die auf der Analyse von eingegebenen oder importierten medizinischen Daten basiert. </text:span>Basierend auf diesen Daten soll der DHT in der Lage sein, Prognosen über potenziell zukünftige Krankheitsentwicklungen zu erstellen. Hierfür werden die relevanten Parameter in der Datenbank mit hinterlegten, evidenzbasierten Gesundheitsdaten und medizinischen Guidelines verknüpft, um Risikofaktoren zu identifizieren.</text:p>
              <text:p text:style-name="P6">Zusätzlich wird der DHT proaktive Maßnahmen vorschlagen, die auf der Analyse der eingegebenen Daten basieren. Diese Maßnahmen sollen in der Datenbank als therapeutische Empfehlungen und präventive Maßnahmen organisiert und mit den individuellen Gesundheitsdaten des Nutzers in Verbindung gebracht werden, um personalisierte Handlungsempfehlungen zu generieren.</text:p>
              <text:p text:style-name="P6"/>
            </text:list-item>
          </text:list>
        </text:list-item>
        <text:list-item>
          <text:p text:style-name="P4"><text:span text:style-name="Strong_20_Emphasis"><text:span text:style-name="T2">Technologien auswählen</text:span></text:span><text:span text:style-name="T2">: Wähle geeignete Technologien und Tools für die Entwicklung aus.</text:span></text:p>
        </text:list-item>
        <text:list-item>
          <text:p text:style-name="P4"><text:span text:style-name="Strong_20_Emphasis"><text:span text:style-name="T2">Ressourcen sammeln</text:span></text:span><text:span text:style-name="T2">: Suche nach verlässlichen Quellen für physiologische und biochemische Standarddaten, die als Grundlage für die Simulation dienen sollen.</text:span></text:p>
        </text:list-item>
      </text:list>
      <text:h text:style-name="P3" text:outline-level="4"><text:span text:style-name="Strong_20_Emphasis"><text:span text:style-name="T2">2. Implementierung der Basisfunktionalitäten des DHT (3-4 Wochen)</text:span></text:span></text:h>
      <text:list text:style-name="L2">
        <text:list-item>
          <text:p text:style-name="P7"><text:span text:style-name="Strong_20_Emphasis"><text:span text:style-name="T2">2.1 Initiale Datenbeschaffung und Modellierung (1 Woche)</text:span></text:span></text:p>
          <text:list>
            <text:list-item>
              <text:p text:style-name="P7"><text:span text:style-name="Strong_20_Emphasis"><text:span text:style-name="T2">Physiologische Standarddaten</text:span></text:span><text:span text:style-name="T2">: Recherchiere und implementiere die grundlegenden physiologischen und biochemischen Daten, die als Ausgangspunkt für den DHT dienen.</text:span></text:p>
            </text:list-item>
            <text:list-item>
              <text:p text:style-name="P7"><text:span text:style-name="Strong_20_Emphasis"><text:span text:style-name="T2">Datenbanken und Modelle</text:span></text:span><text:span text:style-name="T2">: Erstelle eine Datenbank, die diese Standardwerte speichert, und entwickle erste einfache Modelle, um die Funktionen des DHT zu simulieren.</text:span></text:p>
            </text:list-item>
            <text:list-item>
              <text:p text:style-name="P7"><text:span text:style-name="Strong_20_Emphasis"><text:span text:style-name="T2">Tools</text:span></text:span><text:span text:style-name="T2">: Python (für die Datensammlung und -analyse), Firebase (für Datenbanken).</text:span></text:p>
            </text:list-item>
          </text:list>
        </text:list-item>
        <text:list-item>
          <text:p text:style-name="P7"><text:span text:style-name="Strong_20_Emphasis"><text:span text:style-name="T2">2.2 Erstellung des initialen DHT (1-2 Wochen)</text:span></text:span></text:p>
          <text:list>
            <text:list-item>
              <text:p text:style-name="P7"><text:span text:style-name="Strong_20_Emphasis"><text:span text:style-name="T2">Standard-DHT-Profil</text:span></text:span><text:span text:style-name="T2">: Implementiere ein Standardprofil, das für alle Benutzer bei der Erstanmeldung erstellt wird.</text:span></text:p>
            </text:list-item>
            <text:list-item>
              <text:p text:style-name="P7"><text:span text:style-name="Strong_20_Emphasis"><text:span text:style-name="T2">Algorithmen für die Anpassung</text:span></text:span><text:span text:style-name="T2">: Entwickle Algorithmen, die den DHT basierend auf Benutzereingaben dynamisch anpassen (z.B. Herzfrequenz, Blutdruck).</text:span></text:p>
            </text:list-item>
            <text:list-item>
              <text:p text:style-name="P7"><text:soft-page-break/><text:span text:style-name="Strong_20_Emphasis"><text:span text:style-name="T2">Tools</text:span></text:span><text:span text:style-name="T2">: Python, TensorFlow (für die Modellierung und Simulation der physiologischen Funktionen).</text:span></text:p>
            </text:list-item>
          </text:list>
        </text:list-item>
      </text:list>
      <text:h text:style-name="P3" text:outline-level="4"><text:span text:style-name="Strong_20_Emphasis"><text:span text:style-name="T2">3. Visualisierung des DHT (4-6 Wochen)</text:span></text:span></text:h>
      <text:list text:style-name="L3">
        <text:list-item>
          <text:p text:style-name="P8"><text:span text:style-name="Strong_20_Emphasis"><text:span text:style-name="T2">3.1 Entwicklung der visuellen Repräsentation (2 Wochen)</text:span></text:span></text:p>
          <text:list>
            <text:list-item>
              <text:p text:style-name="P8"><text:span text:style-name="Strong_20_Emphasis"><text:span text:style-name="T2">Grafische Darstellung</text:span></text:span><text:span text:style-name="T2">: Entwickle eine visuelle Repräsentation des DHT, die sich basierend auf den physiologischen Anpassungen verändert.</text:span></text:p>
            </text:list-item>
            <text:list-item>
              <text:p text:style-name="P8"><text:span text:style-name="Strong_20_Emphasis"><text:span text:style-name="T2">Design Tools</text:span></text:span><text:span text:style-name="T2">: Blender oder Unity (für die 3D-Modellierung und Animation), Adobe Photoshop (für 2D-Grafiken).</text:span></text:p>
            </text:list-item>
            <text:list-item>
              <text:p text:style-name="P8"><text:span text:style-name="Strong_20_Emphasis"><text:span text:style-name="T2">Integration</text:span></text:span><text:span text:style-name="T2">: Verbinde die visuellen Elemente mit den Simulationsergebnissen, sodass die Veränderungen im DHT visuell dargestellt werden können.</text:span></text:p>
            </text:list-item>
          </text:list>
        </text:list-item>
        <text:list-item>
          <text:p text:style-name="P8"><text:span text:style-name="Strong_20_Emphasis"><text:span text:style-name="T2">3.2 Implementierung der dynamischen Visualisierung (2-4 Wochen)</text:span></text:span></text:p>
          <text:list>
            <text:list-item>
              <text:p text:style-name="P8"><text:span text:style-name="Strong_20_Emphasis"><text:span text:style-name="T2">Grafikanpassungen</text:span></text:span><text:span text:style-name="T2">: Entwickle Mechanismen, die die visuellen Darstellungen in Echtzeit basierend auf den Benutzereingaben anpassen.</text:span></text:p>
            </text:list-item>
            <text:list-item>
              <text:p text:style-name="P8"><text:span text:style-name="Strong_20_Emphasis"><text:span text:style-name="T2">Tools</text:span></text:span><text:span text:style-name="T2">: Unity, SwiftUI (für iOS-Entwicklung), Firebase (für die Speicherung und den Abruf von Nutzerdaten).</text:span></text:p>
            </text:list-item>
          </text:list>
        </text:list-item>
      </text:list>
      <text:h text:style-name="P3" text:outline-level="4"><text:span text:style-name="Strong_20_Emphasis"><text:span text:style-name="T2">4. Integration der Eingabemöglichkeiten für den Benutzer (2-3 Wochen)</text:span></text:span></text:h>
      <text:list text:style-name="L4">
        <text:list-item>
          <text:p text:style-name="P9"><text:span text:style-name="Strong_20_Emphasis"><text:span text:style-name="T2">4.1 Entwicklung der Benutzeroberfläche (1-2 Wochen)</text:span></text:span></text:p>
          <text:list>
            <text:list-item>
              <text:p text:style-name="P9"><text:span text:style-name="Strong_20_Emphasis"><text:span text:style-name="T2">Benutzerregistrierung und -anmeldung</text:span></text:span><text:span text:style-name="T2">: Implementiere die Benutzeroberfläche für die Eingabe der persönlichen Gesundheitsdaten.</text:span></text:p>
            </text:list-item>
            <text:list-item>
              <text:p text:style-name="P9"><text:span text:style-name="Strong_20_Emphasis"><text:span text:style-name="T2">Datenintegration</text:span></text:span><text:span text:style-name="T2">: Stelle sicher, dass die Benutzereingaben korrekt in das DHT-Modell integriert werden.</text:span></text:p>
            </text:list-item>
            <text:list-item>
              <text:p text:style-name="P9"><text:span text:style-name="Strong_20_Emphasis"><text:span text:style-name="T2">Tools</text:span></text:span><text:span text:style-name="T2">: SwiftUI (für iOS), Firebase Authentication (für Benutzeranmeldung).</text:span></text:p>
            </text:list-item>
          </text:list>
        </text:list-item>
        <text:list-item>
          <text:p text:style-name="P9"><text:span text:style-name="Strong_20_Emphasis"><text:span text:style-name="T2">4.2 Anpassung des DHT basierend auf Benutzereingaben (1 Woche)</text:span></text:span></text:p>
          <text:list>
            <text:list-item>
              <text:p text:style-name="P9"><text:span text:style-name="Strong_20_Emphasis"><text:span text:style-name="T2">Live-Anpassung</text:span></text:span><text:span text:style-name="T2">: Entwickle Mechanismen, die den DHT basierend auf den Benutzereingaben in Echtzeit anpassen.</text:span></text:p>
            </text:list-item>
            <text:list-item>
              <text:p text:style-name="P9"><text:span text:style-name="Strong_20_Emphasis"><text:span text:style-name="T2">Tools</text:span></text:span><text:span text:style-name="T2">: Python (für die Logik), Firebase (für Echtzeit-Daten).</text:span></text:p>
            </text:list-item>
          </text:list>
        </text:list-item>
      </text:list>
      <text:h text:style-name="P3" text:outline-level="4"><text:span text:style-name="Strong_20_Emphasis"><text:span text:style-name="T2">5. Testen und Verfeinern des Prototyps (2-3 Wochen)</text:span></text:span></text:h>
      <text:list text:style-name="L5">
        <text:list-item>
          <text:p text:style-name="P10"><text:span text:style-name="Strong_20_Emphasis"><text:span text:style-name="T2">5.1 Usability Testing (1-2 Wochen)</text:span></text:span></text:p>
          <text:list>
            <text:list-item>
              <text:p text:style-name="P10"><text:span text:style-name="Strong_20_Emphasis"><text:span text:style-name="T2">Nutzerfeedback sammeln</text:span></text:span><text:span text:style-name="T2">: Teste den Prototypen mit echten Nutzern und sammle Feedback.</text:span></text:p>
            </text:list-item>
            <text:list-item>
              <text:p text:style-name="P10"><text:span text:style-name="Strong_20_Emphasis"><text:span text:style-name="T2">Fehlerbehebung</text:span></text:span><text:span text:style-name="T2">: Behebe eventuelle Bugs und verbessere die Benutzererfahrung.</text:span></text:p>
            </text:list-item>
            <text:list-item>
              <text:p text:style-name="P10"><text:span text:style-name="Strong_20_Emphasis"><text:span text:style-name="T2">Tools</text:span></text:span><text:span text:style-name="T2">: Firebase Test Lab, SwiftUI.</text:span></text:p>
            </text:list-item>
          </text:list>
        </text:list-item>
        <text:list-item>
          <text:p text:style-name="P10"><text:span text:style-name="Strong_20_Emphasis"><text:span text:style-name="T2">5.2 Iterative Verbesserungen (1 Woche)</text:span></text:span></text:p>
          <text:list>
            <text:list-item>
              <text:p text:style-name="P10"><text:span text:style-name="Strong_20_Emphasis"><text:span text:style-name="T2">Feinschliff</text:span></text:span><text:span text:style-name="T2">: Nimm basierend auf dem Feedback Anpassungen vor und verbessere die Simulation und Visualisierung des DHT.</text:span></text:p>
            </text:list-item>
            <text:list-item>
              <text:p text:style-name="P10"><text:span text:style-name="Strong_20_Emphasis"><text:span text:style-name="T2">Tools</text:span></text:span><text:span text:style-name="T2">: Die gleichen wie oben, je nach Bedarf.</text:span></text:p>
            </text:list-item>
          </text:list>
        </text:list-item>
      </text:list>
      <text:h text:style-name="P3" text:outline-level="4"><text:span text:style-name="Strong_20_Emphasis"><text:span text:style-name="T2">6. Vorbereitung des App-Launches (1 Woche)</text:span></text:span></text:h>
      <text:list text:style-name="L6">
        <text:list-item>
          <text:p text:style-name="P11"><text:span text:style-name="Strong_20_Emphasis"><text:span text:style-name="T2">6.1 Veröffentlichung auf den Plattformen</text:span></text:span></text:p>
          <text:list>
            <text:list-item>
              <text:p text:style-name="P11"><text:span text:style-name="Strong_20_Emphasis"><text:span text:style-name="T2">Launch vorbereiten</text:span></text:span><text:span text:style-name="T2">: Bereite den Launch der App im App Store und Google Play Store vor.</text:span></text:p>
            </text:list-item>
            <text:list-item>
              <text:p text:style-name="P11"><text:span text:style-name="Strong_20_Emphasis"><text:span text:style-name="T2">Marketing und Dokumentation</text:span></text:span><text:span text:style-name="T2">: Erstelle eine Kurzdokumentation und Marketingmaterialien, um den Launch zu begleiten.</text:span></text:p>
            </text:list-item>
            <text:list-item>
              <text:p text:style-name="P11"><text:span text:style-name="Strong_20_Emphasis"><text:span text:style-name="T2">Tools</text:span></text:span><text:span text:style-name="T2">: Xcode (für iOS), Android Studio (falls geplant).</text:span></text:p>
            </text:list-item>
          </text:list>
        </text:list-item>
      </text:list>
      <text:p text:style-name="P1"><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Songti SC" style:font-family-asian="'Songti SC'"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style:font-name="Arial" fo:font-family="Arial" style:font-family-generic="swiss" style:font-pitch="variable" fo:font-size="8pt" style:font-size-asian="7pt" style:font-size-complex="8pt"/>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8T23:56:27.187360668</meta:creation-date>
    <dc:date>2025-03-08T13:16:40.920485810</dc:date>
    <meta:editing-duration>P1DT4H24M25S</meta:editing-duration>
    <meta:editing-cycles>9</meta:editing-cycles>
    <meta:generator>LibreOffice/24.8.3.2$MacOSX_X86_64 LibreOffice_project/48a6bac9e7e268aeb4c3483fcf825c94556d9f92</meta:generator>
    <meta:document-statistic meta:table-count="0" meta:image-count="0" meta:object-count="0" meta:page-count="3" meta:paragraph-count="48" meta:word-count="681" meta:character-count="5151" meta:non-whitespace-character-count="4553"/>
  </office:meta>
</office:document-meta>
</file>